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10 11:27   |   <text:a xlink:type="simple" xlink:href="http://palinfo.habago.org/Entry?Command=Information_PrintForum&amp;iPage=1#FORUM37653"><text:span text:style-name="T1">#</text:span></text:a></text:p>
      <text:p text:style-name="P3">有些藝術，曲高和寡，例如蘇古諾夫、高達、侯孝賢、多藍、柏格曼...有些則雅俗共賞，例如這部寄生上流。導演奉俊昊說，"這是一部沒有小丑的喜劇，沒有壞人的悲劇"。大家看完肯定也不會在好壞之間選邊靠，更不會發神經說一定要把哪個壞人判死刑抓去槍斃，否則就是恐龍法官。 <text:line-break/><text:line-break/>可是，一離開戲院，回到現實中，為何又整個不一樣了呢？一種奇怪的暴民式 "正義感" 馬上大發作。例如最近的火車殺警案，誰幫凶手講話，誰就會變成全民公敵，甚至會有各方 "正義使者" 來威脅要殺你、要給你好看。 <text:line-break/><text:line-break/>可是，如果你能理解藝術，為何不能理解現實？一個人看待世界的眼光，難道會因地制宜而有什麼不同？早上晚上不一樣？死者可悲，凶手難道不也一樣值得憐憫？死者有其生活血肉與悲歡，值得同情，凶手的生命難道就只是一片空白與猥瑣？只是一個持刀殺人的空洞驅殼謂之 "歹徒"？難道你我會犯下這個案子？難道你我之所以不會犯下這個案子是因為我們比較高貴、比較有正義感？ <text:line-break/><text:line-break/>老實說，我倒覺得在一旁袖手觀看、嘻戲、拍照錄影的一堆 "觀眾" 比較像歹徒。更像歹徒的是促成這個社會現狀與結構的政客以及你我每個人。殺他的不僅僅是凶手上的那把刀，更是某種可變或不可變的社會結構與人性。 <text:line-break/><text:line-break/>我念大學時因為極端貧窮，根本不可能有錢買火車票，每次就像小偷一樣，一路保持高度警戒，前後張望，看列車長有沒有來查票，一看到他遠遠走來，我就躲入廁所，或是趕緊跑到遠一點的車廂，到了下一站就跳下車，然後再從已驗過票的另一頭車廂上車。 <text:line-break/><text:line-break/>不過，還是有幾次失手，其中有兩次被逮到之後還被通報了高醫校方，但我根本拿不出錢來；要錢沒有，要命一條，於是跟火車站務處的人起了口角衝突，只差沒打架，但他們叫來了警察。警察根本不相信我是高醫學生，他認為我是遊民。 <text:line-break/><text:line-break/>我確實有一陣子就 "住" 在高雄火車站，每天晚上跟警察捉迷藏。火車站深夜會關閉，警察會來驅趕所有人，但外頭實在太冷或蚊子多(請見舊文 "回家的路"，裏頭好像有提到我在黑夜中像盲劍客一樣一個晚上打死上百隻蚊子)，所以當警察巡邏完畢，我就單手跨越車站出口處的欄杆，再度溜進去候車室大廳睡覺。 <text:line-break/><text:line-break/>這個單手側身跨欄的帥氣動作，我不知道做過幾百次了，直到現在，每當我看到各地火車站的出口處柵欄，就忍不住技癢想再跨一次。 <text:line-break/><text:line-break/>我現在搭車都會乖乖買票，不是因為我道德提昇了，而是因為我已經不再貧窮，我付得起這一點錢。 <text:line-break/><text:line-break/>好久沒聽這首歌了，讓我想起很多往事；有些已成回憶，有些則還在未定之天，但都一樣美麗，一樣可悲： <text:line-break/><text:line-break/>https://bit.ly/1IEVC17 (我最愛下水道划船那一幕) <text:line-break/><text:line-break/>https://bit.ly/2MWCgcX <text:line-break/><text:line-break/>Those who have seen your face <text:line-break/>Draw back in fear <text:line-break/>I am the mask you wear <text:line-break/><text:line-break/>It's me they hear... <text:line-break/><text:line-break/>Your/My spirit and my/your voice <text:line-break/>In one combined <text:line-break/><text:line-break/>The Phantom of the Opera is there <text:line-break/>Inside my/your mind....</text:p>
      <text:p text:style-name="P2">吳言   |  2019.07.10 09:38   |   <text:a xlink:type="simple" xlink:href="http://palinfo.habago.org/Entry?Command=Information_PrintForum&amp;iPage=1#FORUM37652"><text:span text:style-name="T1">#</text:span></text:a></text:p>
      <text:p text:style-name="P3">假日在電影院，寄生上流(韓國片)，可能因為金棕梠加持吧!連續三場都滿座，買不到票。同時播映的有另一個片子，寄生下流。(是日本片)。當場心裏就覺得，應該很多人會買錯吧! 果然過兩天就有新聞出來。 <text:line-break/>https://reurl.cc/oGrAg <text:line-break/><text:line-break/>很有趣的事情。</text:p>
      <text:p text:style-name="P2">陳真   |  2019.07.10 03:17   |   <text:a xlink:type="simple" xlink:href="http://palinfo.habago.org/Entry?Command=Information_PrintForum&amp;iPage=1#FORUM37651"><text:span text:style-name="T1">#</text:span></text:a></text:p>
      <text:p text:style-name="P3">卡韓政變 (113)：我所認識的韓國瑜 <text:line-break/><text:line-break/>陳真 2019. 07. 10. <text:line-break/><text:line-break/><text:line-break/>我曾見過一個人，只是見過，談不上認識，是個女的，身家好幾百億，生意做得虎虎生風很嚇人；她賺一星期的所得，我恐怕得過勞工作一百多年。但是，讓我很訝異的是，對方卻是個真正意義上的草包，也許比郭董好一些，但智能與見識水平真的非常可怕。還有一點跟郭董也很像，那就是兩人都很有 "霸氣"；從頭到尾，我發現她都是用下巴看我，用鼻子跟我說話。 <text:line-break/><text:line-break/>在那之後，我常常想，也許應該發明一種嶄新的 "智商" 種類，才有辦法解釋這樣一些頭腦不太靈光、理解力也很差的人，為何可以日進斗金財源滾滾。我也曾經想過，也許這是一種跟智能無關的本事，類似 "厚黑學"，類似詐騙集團，只要臉皮厚、心肝黑，就能撈到很多錢，或是有錢有權，名利雙收。 <text:line-break/><text:line-break/>當然不是說有權有錢者就是厚黑教主，而是說：倘若以為一個人有錢有權就等同於很有見識和能力，那純粹是一種錯覺，沒這回事。從郭董這三個月來不惜犧牲色相的演出，你就能清楚驗證這一點。 <text:line-break/><text:line-break/>不過，智能並不重要，因為，除了歷史上極少數的幾位天才之外，一般人的智能其實沒有太大的差別；差別是在於對自己智能程度的真實認識。有些人很笨，卻以為自己很聰明，那就是草包，例如柯文哲。 <text:line-break/><text:line-break/>反之，有些人明明很聰明，談吐不俗，內涵動人，卻完全不以之為傲，不張揚，甚至還貶低自己，那麼，這樣的人自然就有了一種理解人事物的深度和高度，例如韓國瑜。 <text:line-break/><text:line-break/>我講這話完全由衷，絕無一絲抬舉。我平常聽人講話或看人寫東西，總覺得很乏味很蒼白很空洞，乃至很不自然，很造作，很少有驚豔之感；韓國瑜算是一個例外，我很享受聽他講話。 <text:line-break/><text:line-break/>我常納悶：人們不也大多接受過所謂高等教育嗎？那些知識、思想或種種微妙事物與體悟等等等，為何完全沒有和他們的生命產生一絲連結？那些教育內容全跑到哪去了？他們也許有著某種專業或技藝，但除此之外，一片荒蕪，實在完全稱不上是個知識份子。 <text:line-break/><text:line-break/>但是韓國瑜卻屬於極少數，他像個活生生的人，豐富的內涵與深度。在我的理想世界中，這才稱得上是個知識份子或讀書人，稱得上是個受過教育的人。 <text:line-break/><text:line-break/>我講這些全屬肺腑之言，除了學姊之外，不敢祈求任何知音。 <text:line-break/><text:line-break/>我常想起我的一位偶像，四百七十二年前誕生的一個西班牙人，叫做塞萬提斯；跟沈從文一樣，當過軍人，沒受過多少教育，但他寫的東西卻從小陪伴我長大，至今依舊擺在我書桌上，影響很深。 <text:line-break/><text:line-break/>我不是說韓國瑜就是塞萬提斯，我不知道他是或不是，我不足以用那樣的高度來評價他。我只是常常因為韓國瑜而想到塞萬提斯以及他筆下那個可笑又可憐、可悲又可敬的中古騎士--唐吉訶德。某個意義上，不論選舉勝負，我想他理當也會有著跟唐吉訶德一樣的悲劇結局；也許，那也會是你我的共同宿命。過去的生活教了我最重要的一課，讓我對未來總是有著揮之不去的悲觀。 <text:line-break/><text:line-break/>波蘭導演奇士勞斯基有句名言說，"我唯一的優點是：我悲觀"。我可能不只悲觀，許多時候跡近絕望。 <text:line-break/><text:line-break/>我不知道韓國瑜有沒有讀過唐吉訶德？倘若讀過，不知是否會感同身受、悲從中來？</text:p>
      <text:p text:style-name="P2">陳真   |  2019.07.09 17:56   |   <text:a xlink:type="simple" xlink:href="http://palinfo.habago.org/Entry?Command=Information_PrintForum&amp;iPage=1#FORUM37650"><text:span text:style-name="T1">#</text:span></text:a></text:p>
      <text:p text:style-name="P4">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text:p text:style-name="P1"/>
      <text:p text:style-name="P2">老羊   |  2019.07.09 06:18   |   <text:a xlink:type="simple" xlink:href="http://palinfo.habago.org/Entry?Command=Information_PrintForum&amp;iPage=1#FORUM37649"><text:span text:style-name="T1">#</text:span></text:a></text:p>
      <text:p text:style-name="P3">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2">陳真   |  2019.07.09 02:04   |   <text:a xlink:type="simple" xlink:href="http://palinfo.habago.org/Entry?Command=Information_PrintForum&amp;iPage=1#FORUM37648"><text:span text:style-name="T1">#</text:span></text:a></text:p>
      <text:p text:style-name="P4">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2">陳真   |  2019.07.08 20:45   |   <text:a xlink:type="simple" xlink:href="http://palinfo.habago.org/Entry?Command=Information_PrintForum&amp;iPage=1#FORUM37647"><text:span text:style-name="T1">#</text:span></text:a></text:p>
      <text:p text:style-name="P3">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2">若沫   |  2019.07.08 20:25   |   <text:a xlink:type="simple" xlink:href="http://palinfo.habago.org/Entry?Command=Information_PrintForum&amp;iPage=1#FORUM37646"><text:span text:style-name="T1">#</text:span></text:a></text:p>
      <text:p text:style-name="P4">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2">陳真   |  2019.07.08 16:04   |   <text:a xlink:type="simple" xlink:href="http://palinfo.habago.org/Entry?Command=Information_PrintForum&amp;iPage=1#FORUM37645"><text:span text:style-name="T1">#</text:span></text:a></text:p>
      <text:p text:style-name="P3">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2">陳真   |  2019.07.08 15:13   |   <text:a xlink:type="simple" xlink:href="http://palinfo.habago.org/Entry?Command=Information_PrintForum&amp;iPage=1#FORUM37644"><text:span text:style-name="T1">#</text:span></text:a></text:p>
      <text:p text:style-name="P4">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2">阿海   |  2019.07.08 15:02   |   <text:a xlink:type="simple" xlink:href="http://palinfo.habago.org/Entry?Command=Information_PrintForum&amp;iPage=1#FORUM37643"><text:span text:style-name="T1">#</text:span></text:a></text:p>
      <text:p text:style-name="P3">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2">松鼠   |  2019.07.08 12:14   |   <text:a xlink:type="simple" xlink:href="http://palinfo.habago.org/Entry?Command=Information_PrintForum&amp;iPage=1#FORUM37642"><text:span text:style-name="T1">#</text:span></text:a></text:p>
      <text:p text:style-name="P4">https://m.weibo.cn/status/4377709864543816 <text:line-break/><text:line-break/>看起來中國網友有人作了簡單翻譯。 <text:line-break/>但我不懂韓文，無法確認其翻譯是否正確。</text:p>
      <text:p text:style-name="P2">陳真   |  2019.07.08 09:47   |   <text:a xlink:type="simple" xlink:href="http://palinfo.habago.org/Entry?Command=Information_PrintForum&amp;iPage=1#FORUM37641"><text:span text:style-name="T1">#</text:span></text:a></text:p>
      <text:p text:style-name="P3">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2">陳真   |  2019.07.08 01:27   |   <text:a xlink:type="simple" xlink:href="http://palinfo.habago.org/Entry?Command=Information_PrintForum&amp;iPage=1#FORUM37640"><text:span text:style-name="T1">#</text:span></text:a></text:p>
      <text:p text:style-name="P4">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2">陳真   |  2019.07.08 00:27   |   <text:a xlink:type="simple" xlink:href="http://palinfo.habago.org/Entry?Command=Information_PrintForum&amp;iPage=1#FORUM37639"><text:span text:style-name="T1">#</text:span></text:a></text:p>
      <text:p text:style-name="P3">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1"/>
      <text:p text:style-name="P2">陳真   |  2019.07.07 15:53   |   <text:a xlink:type="simple" xlink:href="http://palinfo.habago.org/Entry?Command=Information_PrintForum&amp;iPage=1#FORUM37638"><text:span text:style-name="T3">#</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3">#</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3">#</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3">#</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3">#</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3">#</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3">#</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3">#</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3">#</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3">#</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1"/>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1"/>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1"/>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1"/>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1"/>
      <text:p text:style-name="P5"><text:span text:style-name="T4">陳真</text:span><text:s/>  |  2019.07.02 02:57   |   <text:a xlink:type="simple" xlink:href="http://palinfo.habago.org/Entry?Command=Information_PrintForum&amp;iPage=1#FORUM37621"><text:span text:style-name="T1">#</text:span></text:a></text:p>
      <text:p text:style-name="P6">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5"><text:span text:style-name="T4">王立雯</text:span><text:s/>  |  2019.07.02 00:26   |   <text:a xlink:type="simple" xlink:href="http://palinfo.habago.org/Entry?Command=Information_PrintForum&amp;iPage=1#FORUM37620"><text:span text:style-name="T1">#</text:span></text:a></text:p>
      <text:p text:style-name="P7"><text:span text:style-name="T4">不好意思，第二則新聞出處的網址為</text:span><text:s/><text:line-break/>https://udn.com/news/story/120536/3892120 <text:line-break/><text:line-break/><text:span text:style-name="T4">忘了貼上來源，在此補上。</text:span><text:s/></text:p>
      <text:p text:style-name="P5"><text:span text:style-name="T4">王立雯</text:span><text:s/>  |  2019.07.02 00:18   |   <text:a xlink:type="simple" xlink:href="http://palinfo.habago.org/Entry?Command=Information_PrintForum&amp;iPage=1#FORUM37619"><text:span text:style-name="T1">#</text:span></text:a></text:p>
      <text:p text:style-name="P6"><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5"><text:span text:style-name="T4">王修亮</text:span><text:s/>  |  2019.07.01 18:37   |   <text:a xlink:type="simple" xlink:href="http://palinfo.habago.org/Entry?Command=Information_PrintForum&amp;iPage=1#FORUM37618"><text:span text:style-name="T1">#</text:span></text:a></text:p>
      <text:p text:style-name="P8">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5"><text:span text:style-name="T4">陳真</text:span><text:s/>  |  2019.07.01 03:24   |   <text:a xlink:type="simple" xlink:href="http://palinfo.habago.org/Entry?Command=Information_PrintForum&amp;iPage=1#FORUM37617"><text:span text:style-name="T1">#</text:span></text:a></text:p>
      <text:p text:style-name="P6">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